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MathJax_Math1" svg:font-family="MathJax_Math"/>
    <style:font-face style:name="MathJax_Math2" svg:font-family="MathJax_Math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Sans1" svg:font-family="FreeSans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in1" svg:font-family="MathJax_Main" style:font-adornments="Regular" style:font-pitch="variable"/>
    <style:font-face style:name="MathJax_Math" svg:font-family="MathJax_Math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3.45cm" fo:min-width="2cm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2.508cm" fo:min-width="2.046cm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0.9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50%"/>
      <style:paragraph-properties fo:text-align="center"/>
      <style:text-properties style:font-name="MathJax_Main1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MathJax_SansSerif1" fo:font-size="36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36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24pt"/>
    </style:style>
    <style:style style:name="T1" style:family="text">
      <style:text-properties style:font-name="MathJax_SansSerif1" fo:font-size="36pt" style:font-name-asian="MathJax_Math2" style:font-size-asian="18pt" style:font-name-complex="MathJax_Math2" style:font-size-complex="18pt"/>
    </style:style>
    <style:style style:name="T2" style:family="text">
      <style:text-properties style:font-name="Liberation Sans4" fo:font-size="36pt" style:font-name-asian="Liberation Sans4" style:font-size-asian="18pt" style:font-name-complex="Liberation Sans4" style:font-size-complex="18pt"/>
    </style:style>
    <style:style style:name="T3" style:family="text">
      <style:text-properties style:font-name="Latin Modern Math2" style:font-name-asian="Latin Modern Math2" style:font-name-complex="Latin Modern Math2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7cm" svg:x="14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3.9cm" svg:x="8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421cm" svg:height="1.729cm" svg:x="9.3cm" svg:y="11.1cm">
          <draw:text-box>
            <text:p><text:span text:style-name="T1">Σ</text:span></text:p>
          </draw:text-box>
        </draw:frame>
        <draw:frame draw:style-name="gr4" draw:text-style-name="P4" draw:layer="layout" svg:width="0.959cm" svg:height="0.962cm" svg:x="8.7cm" svg:y="7.7cm">
          <draw:text-box>
            <text:p>w</text:p>
          </draw:text-box>
        </draw:frame>
        <draw:line draw:style-name="gr5" draw:text-style-name="P5" draw:layer="layout" svg:x1="10.1cm" svg:y1="7.7cm" svg:x2="10.1cm" svg:y2="9.8cm">
          <text:p/>
        </draw:line>
        <draw:line draw:style-name="gr5" draw:text-style-name="P5" draw:layer="layout" svg:x1="11.589cm" svg:y1="11.6cm" svg:x2="13.611cm" svg:y2="11.6cm">
          <text:p/>
        </draw:line>
        <draw:frame draw:style-name="gr6" draw:text-style-name="P6" draw:layer="layout" svg:width="0.951cm" svg:height="1.673cm" svg:x="14.4cm" svg:y="11.6cm">
          <draw:text-box>
            <text:p><text:span text:style-name="T2">┘</text:span></text:p>
          </draw:text-box>
        </draw:frame>
        <draw:frame draw:style-name="gr7" draw:text-style-name="P6" draw:layer="layout" svg:width="1.404cm" svg:height="1.673cm" svg:x="14.4cm" svg:y="10.1cm">
          <draw:text-box>
            <text:p><text:span text:style-name="T2">┌</text:span></text:p>
          </draw:text-box>
        </draw:frame>
        <draw:frame draw:style-name="gr8" draw:text-style-name="P4" draw:layer="layout" svg:width="0.862cm" svg:height="0.89cm" svg:x="15cm" svg:y="12.3cm">
          <draw:text-box>
            <text:p><text:span text:style-name="T3">0</text:span></text:p>
          </draw:text-box>
        </draw:frame>
        <draw:line draw:style-name="gr5" draw:text-style-name="P5" draw:layer="layout" svg:x1="16.6cm" svg:y1="11.7cm" svg:x2="18cm" svg:y2="11.7cm">
          <text:p/>
        </draw:line>
        <draw:frame draw:style-name="gr9" draw:text-style-name="P4" draw:layer="layout" svg:width="2cm" svg:height="1.673cm" svg:x="17.1cm" svg:y="10.4cm">
          <draw:text-box>
            <text:p>R (p)</text:p>
          </draw:text-box>
        </draw:frame>
        <draw:frame draw:style-name="gr10" draw:text-style-name="P4" draw:layer="layout" svg:width="2.119cm" svg:height="0.962cm" svg:x="14.2cm" svg:y="13.8cm">
          <draw:text-box>
            <text:p>ReLU</text:p>
          </draw:text-box>
        </draw:frame>
        <draw:frame draw:style-name="gr11" draw:text-style-name="P4" draw:layer="layout" svg:width="3.216cm" svg:height="0.962cm" svg:x="8.6cm" svg:y="13.9cm">
          <draw:text-box>
            <text:p>Conv at p</text:p>
          </draw:text-box>
        </draw:frame>
        <draw:frame draw:style-name="gr6" draw:text-style-name="P4" draw:layer="layout" svg:width="2.6cm" svg:height="1.673cm" svg:x="11.3cm" svg:y="9.5cm">
          <draw:text-box>
            <text:p>J (p) + </text:p>
          </draw:text-box>
        </draw:frame>
        <draw:frame draw:style-name="gr12" draw:text-style-name="P7" draw:layer="layout" svg:width="0.867cm" svg:height="0.725cm" svg:x="11.633cm" svg:y="10.003cm">
          <draw:text-box>
            <text:p><text:span text:style-name="T4">k</text:span></text:p>
          </draw:text-box>
        </draw:frame>
        <draw:frame draw:style-name="gr13" draw:text-style-name="P4" draw:layer="layout" svg:width="1.385cm" svg:height="0.962cm" svg:x="12.311cm" svg:y="10.201cm">
          <draw:text-box>
            <text:p>w</text:p>
          </draw:text-box>
        </draw:frame>
        <draw:frame draw:style-name="gr12" draw:text-style-name="P7" draw:layer="layout" svg:width="0.867cm" svg:height="0.725cm" svg:x="17.534cm" svg:y="10.904cm">
          <draw:text-box>
            <text:p><text:span text:style-name="T4">k</text:span></text:p>
          </draw:text-box>
        </draw:frame>
        <draw:frame draw:style-name="gr14" draw:text-style-name="P4" draw:layer="layout" svg:width="3.034cm" svg:height="1.673cm" svg:x="16.8cm" svg:y="11.9cm">
          <draw:text-box>
            <text:p>Channel </text:p>
            <text:p>k at p</text:p>
          </draw:text-box>
        </draw:frame>
        <draw:frame draw:style-name="gr12" draw:text-style-name="P7" draw:layer="layout" svg:width="0.61cm" svg:height="0.725cm" svg:x="3.13cm" svg:y="8.201cm">
          <draw:text-box>
            <text:p><text:span text:style-name="T4">1</text:span></text:p>
          </draw:text-box>
        </draw:frame>
        <draw:frame draw:style-name="gr6" draw:text-style-name="P4" draw:layer="layout" svg:width="5.8cm" svg:height="1.673cm" svg:x="1.6cm" svg:y="7.801cm">
          <draw:text-box>
            <text:p><text:span text:style-name="T5"><text:s/></text:span><text:span text:style-name="T5">&lt; I</text:span>(q <text:s/>),<text:span text:style-name="T5">w <text:s/>&gt; <text:s/></text:span></text:p>
          </draw:text-box>
        </draw:frame>
        <draw:frame draw:style-name="gr12" draw:text-style-name="P7" draw:layer="layout" svg:width="1.249cm" svg:height="0.725cm" svg:x="4.251cm" svg:y="8.302cm">
          <draw:text-box>
            <text:p><text:span text:style-name="T4">k,1</text:span></text:p>
          </draw:text-box>
        </draw:frame>
        <draw:frame draw:style-name="gr12" draw:text-style-name="P7" draw:layer="layout" svg:width="0.6cm" svg:height="0.725cm" svg:x="3.1cm" svg:y="10.202cm">
          <draw:text-box>
            <text:p><text:span text:style-name="T4">2</text:span></text:p>
          </draw:text-box>
        </draw:frame>
        <draw:frame draw:style-name="gr6" draw:text-style-name="P4" draw:layer="layout" svg:width="5.6cm" svg:height="1.673cm" svg:x="1.8cm" svg:y="9.702cm">
          <draw:text-box>
            <text:p><text:span text:style-name="T5">&lt; I</text:span>(q <text:s/>),<text:span text:style-name="T5">w <text:s/>&gt; <text:s/></text:span></text:p>
          </draw:text-box>
        </draw:frame>
        <draw:line draw:style-name="gr5" draw:text-style-name="P5" draw:layer="layout" svg:x1="5.6cm" svg:y1="8.5cm" svg:x2="8.6cm" svg:y2="10.2cm">
          <text:p/>
        </draw:line>
        <draw:line draw:style-name="gr5" draw:text-style-name="P5" draw:layer="layout" svg:x1="5.7cm" svg:y1="10.3cm" svg:x2="8.3cm" svg:y2="11.1cm">
          <text:p/>
        </draw:line>
        <draw:frame draw:style-name="gr12" draw:text-style-name="P7" draw:layer="layout" svg:width="1.6cm" svg:height="0.725cm" svg:x="2.9cm" svg:y="14.203cm">
          <draw:text-box>
            <text:p><text:span text:style-name="T4">|A(p)|</text:span></text:p>
          </draw:text-box>
        </draw:frame>
        <draw:frame draw:style-name="gr6" draw:text-style-name="P4" draw:layer="layout" svg:width="5.4cm" svg:height="1.673cm" svg:x="1.6cm" svg:y="13.703cm">
          <draw:text-box>
            <text:p><text:span text:style-name="T5">&lt; I</text:span>(q <text:s text:c="5"/>),<text:span text:style-name="T5">w <text:s text:c="4"/>&gt; <text:s/></text:span></text:p>
          </draw:text-box>
        </draw:frame>
        <draw:line draw:style-name="gr5" draw:text-style-name="P5" draw:layer="layout" svg:x1="5.8cm" svg:y1="13.7cm" svg:x2="8.6cm" svg:y2="12.9cm">
          <text:p/>
        </draw:line>
        <draw:frame draw:style-name="gr15" draw:text-style-name="P8" draw:layer="layout" svg:width="1.586cm" svg:height="1.195cm" draw:transform="rotate (1.5707963267949) translate (2.79cm 12.99cm)">
          <draw:text-box>
            <text:p><text:span text:style-name="T6">…</text:span><text:span text:style-name="T6">.</text:span></text:p>
          </draw:text-box>
        </draw:frame>
        <draw:frame draw:style-name="gr16" draw:text-style-name="P4" draw:layer="layout" svg:width="1.84cm" svg:height="0.962cm" svg:x="10.1cm" svg:y="7.6cm">
          <draw:text-box>
            <text:p><text:s/>bias</text:p>
          </draw:text-box>
        </draw:frame>
        <draw:frame draw:style-name="gr12" draw:text-style-name="P7" draw:layer="layout" svg:width="1.249cm" svg:height="0.725cm" svg:x="4.252cm" svg:y="10.203cm">
          <draw:text-box>
            <text:p><text:span text:style-name="T4">k,2</text:span></text:p>
          </draw:text-box>
        </draw:frame>
        <draw:frame draw:style-name="gr6" draw:text-style-name="P7" draw:layer="layout" svg:width="1.947cm" svg:height="1.673cm" svg:x="4.753cm" svg:y="14.204cm">
          <draw:text-box>
            <text:p><text:span text:style-name="T4">k,|A(p)|</text:span></text:p>
          </draw:text-box>
        </draw:frame>
        <draw:frame draw:style-name="gr12" draw:text-style-name="P7" draw:layer="layout" svg:width="1.249cm" svg:height="0.725cm" svg:x="12.753cm" svg:y="10.704cm">
          <draw:text-box>
            <text:p><text:span text:style-name="T4">k,0</text:span></text:p>
          </draw:text-box>
        </draw:frame>
        <draw:frame draw:style-name="gr12" draw:text-style-name="P7" draw:layer="layout" svg:width="1.249cm" svg:height="0.725cm" svg:x="9.154cm" svg:y="8.205cm">
          <draw:text-box>
            <text:p><text:span text:style-name="T4">k,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MathJax_Math1" svg:font-family="MathJax_Math"/>
    <style:font-face style:name="MathJax_Math2" svg:font-family="MathJax_Math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Sans1" svg:font-family="FreeSans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in1" svg:font-family="MathJax_Main" style:font-adornments="Regular" style:font-pitch="variable"/>
    <style:font-face style:name="MathJax_Math" svg:font-family="MathJax_Math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7-29T12:18:48.550959541</dc:date>
    <meta:editing-duration>PT51M34S</meta:editing-duration>
    <meta:editing-cycles>9</meta:editing-cycles>
    <meta:generator>LibreOffice/6.4.7.2$Linux_X86_64 LibreOffice_project/40$Build-2</meta:generator>
    <meta:document-statistic meta:object-count="34"/>
  </office:meta>
</office:document-meta>
</file>